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900000422CCC024F21A84D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7.214cm" draw:z-index="0"><draw:image xlink:href="Pictures/100000000000043900000422CCC024F21A84DA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3:02:18.773170099</dc:date>
    <meta:editing-duration>PT32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